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02in"/>
    </style:style>
    <style:style style:name="co6" style:family="table-column">
      <style:table-column-properties fo:break-before="auto" style:column-width="0.0437in"/>
    </style:style>
    <style:style style:name="co7" style:family="table-column">
      <style:table-column-properties fo:break-before="auto" style:column-width="0.1201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1548" office:value-type="string" calcext:value-type="string">
            <text:p>Bomba</text:p>
          </table:table-cell>
          <table:table-cell table:style-name="ce1052" table:number-columns-repeated="3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Mid Surdo</text:p>
          </table:table-cell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High Surdo</text:p>
          </table:table-cell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number-columns-repeated="2"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62"/>
          <table:table-cell table:style-name="ce1845" table:number-columns-repeated="2"/>
          <table:table-cell table:style-name="ce18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Repinique</text:p>
          </table:table-cell>
          <table:table-cell table:style-name="ce1052" table:number-columns-repeated="3"/>
          <table:table-cell table:style-name="ce18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Snare</text:p>
          </table:table-cell>
          <table:table-cell table:style-name="ce1052" table:number-columns-repeated="3"/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Tamborim</text:p>
          </table:table-cell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fl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Agogô</text:p>
          </table:table-cell>
          <table:table-cell table:style-name="ce1052" table:number-columns-repeated="3"/>
          <table:table-cell table:style-name="ce18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/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table:number-columns-repeated="2"/>
          <table:table-cell table:style-name="ce1855"/>
          <table:table-cell table:style-name="ce18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3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Shaker</text:p>
          </table:table-cell>
          <table:table-cell table:style-name="ce1052" table:number-columns-repeated="3"/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814"/>
          <table:table-cell table:number-columns-repeated="3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6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/>
          <table:table-cell table:style-name="ce1690" office:value-type="string" calcext:value-type="string">
            <text:p>RR</text:p>
          </table:table-cell>
          <table:table-cell table:style-name="ce1690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 office:value-type="string" calcext:value-type="string">
            <text:p>R</text:p>
          </table:table-cell>
          <table:table-cell table:style-name="ce1690"/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/>
          <table:table-cell table:style-name="ce1690" office:value-type="string" calcext:value-type="string">
            <text:p>R</text:p>
          </table:table-cell>
          <table:table-cell table:style-name="ce36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814"/>
          <table:table-cell table:number-columns-repeated="3"/>
          <table:table-cell table:style-name="Default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6" office:value-type="string" calcext:value-type="string">
            <text:p>Break 2</text:p>
          </table:table-cell>
          <table:table-cell/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067" office:value-type="string" calcext:value-type="string">
            <text:p>Low+Mid Surdo</text:p>
          </table:table-cell>
          <table:table-cell/>
          <table:table-cell table:style-name="ce1568"/>
          <table:table-cell table:style-name="ce1052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37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67" office:value-type="string" calcext:value-type="string">
            <text:p>High Surdo + Repi</text:p>
          </table:table-cell>
          <table:table-cell/>
          <table:table-cell table:style-name="ce1568"/>
          <table:table-cell table:style-name="ce10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67" office:value-type="string" calcext:value-type="string">
            <text:p>Snare</text:p>
          </table:table-cell>
          <table:table-cell/>
          <table:table-cell table:style-name="ce1568"/>
          <table:table-cell table:style-name="ce1052"/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067"/>
          <table:table-cell table:number-columns-repeated="19"/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6" office:value-type="string" calcext:value-type="string">
            <text:p>Call Break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/>
          <table:table-cell table:style-name="ce1690" office:value-type="string" calcext:value-type="string">
            <text:p>RR</text:p>
          </table:table-cell>
          <table:table-cell table:style-name="ce1690"/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 table:number-columns-repeated="2"/>
          <table:table-cell table:style-name="ce1705" office:value-type="string" calcext:value-type="string">
            <text:p>RR</text:p>
          </table:table-cell>
          <table:table-cell table:style-name="ce1670"/>
          <table:table-cell table:style-name="ce1690" office:value-type="string" calcext:value-type="string">
            <text:p>R</text:p>
          </table:table-cell>
          <table:table-cell table:style-name="ce1690"/>
          <table:table-cell table:style-name="ce36" office:value-type="string" calcext:value-type="string">
            <text:p>R</text:p>
          </table:table-cell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1554" office:value-type="string" calcext:value-type="string">
            <text:p>With both hands point at yourself and then at the band</text:p>
          </table:table-cell>
          <table:table-cell/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4">
          <table:table-cell table:style-name="ce6" office:value-type="string" calcext:value-type="string">
            <text:p>Singing Break</text:p>
          </table:table-cell>
          <table:table-cell/>
          <table:table-cell table:style-name="ce1052" table:number-columns-repeated="2"/>
          <table:table-cell table:style-name="ce26" office:value-type="string" calcext:value-type="string">
            <text:p>mar-</text:p>
          </table:table-cell>
          <table:table-cell table:style-name="ce33"/>
          <table:table-cell table:style-name="ce33" office:value-type="string" calcext:value-type="string">
            <text:p>cha</text:p>
          </table:table-cell>
          <table:table-cell table:style-name="ce41"/>
          <table:table-cell table:style-name="ce26"/>
          <table:table-cell table:style-name="ce33" office:value-type="string" calcext:value-type="string">
            <text:p>mar-</text:p>
          </table:table-cell>
          <table:table-cell table:style-name="ce33"/>
          <table:table-cell table:style-name="ce41" office:value-type="string" calcext:value-type="string">
            <text:p>cha</text:p>
          </table:table-cell>
          <table:table-cell table:style-name="ce26"/>
          <table:table-cell table:style-name="ce33" table:number-columns-repeated="2"/>
          <table:table-cell table:style-name="ce41" office:value-type="string" calcext:value-type="string">
            <text:p>que</text:p>
          </table:table-cell>
          <table:table-cell table:style-name="ce26" office:value-type="string" calcext:value-type="string">
            <text:p>re-</text:p>
          </table:table-cell>
          <table:table-cell table:style-name="ce33"/>
          <table:table-cell table:style-name="ce33" office:value-type="string" calcext:value-type="string">
            <text:p>mos</text:p>
          </table:table-cell>
          <table:table-cell table:style-name="ce48"/>
          <table:table-cell table:style-name="ce26" office:value-type="string" calcext:value-type="string">
            <text:p>mar-</text:p>
          </table:table-cell>
          <table:table-cell table:style-name="ce33"/>
          <table:table-cell table:style-name="ce33" office:value-type="string" calcext:value-type="string">
            <text:p>cha</text:p>
          </table:table-cell>
          <table:table-cell table:style-name="ce41"/>
          <table:table-cell table:style-name="ce26"/>
          <table:table-cell table:style-name="ce33" office:value-type="string" calcext:value-type="string">
            <text:p>mar-</text:p>
          </table:table-cell>
          <table:table-cell table:style-name="ce33"/>
          <table:table-cell table:style-name="ce41" office:value-type="string" calcext:value-type="string">
            <text:p>cha</text:p>
          </table:table-cell>
          <table:table-cell table:style-name="ce26"/>
          <table:table-cell table:style-name="ce33" table:number-columns-repeated="2"/>
          <table:table-cell table:style-name="ce41"/>
          <table:table-cell table:style-name="ce26"/>
          <table:table-cell table:style-name="ce33" table:number-columns-repeated="2"/>
          <table:table-cell table:style-name="ce48"/>
          <table:table-cell table:number-columns-repeated="28"/>
        </table:table-row>
        <table:table-row table:style-name="ro5">
          <table:table-cell table:style-name="ce1554" office:value-type="string" calcext:value-type="string">
            <text:p>Make “bla bla” with one hand</text:p>
          </table:table-cell>
          <table:table-cell table:number-columns-repeated="63"/>
        </table:table-row>
        <table:table-row table:style-name="ro5" table:number-rows-repeated="10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9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9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9-09T15:14:17.068566528</dc:date>
    <meta:print-date>2011-06-12T10:16:13</meta:print-date>
    <meta:editing-cycles>327</meta:editing-cycles>
    <meta:editing-duration>P14DT10H43M23S</meta:editing-duration>
    <meta:generator>LibreOffice/7.4.7.2$Linux_X86_64 LibreOffice_project/40$Build-2</meta:generator>
    <meta:document-statistic meta:table-count="1" meta:cell-count="210" meta:object-count="0"/>
  </office:meta>
</office:document-meta>
</file>